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asurement date</text:p>
          </table:table-cell>
          <table:table-cell table:style-name="ce1" office:value-type="string">
            <text:p>Battery voltage</text:p>
          </table:table-cell>
          <table:table-cell>
            <draw:frame table:end-cell-address="Foglio1.J21" table:end-x="1.549cm" table:end-y="0.253cm" draw:z-index="0" draw:style-name="gr1" draw:text-style-name="P1" svg:width="15.999cm" svg:height="9.018cm" svg:x="1.356cm" svg:y="0.286cm">
              <draw:object draw:notify-on-update-of-ranges="Foglio1.A1:Foglio1.A1 Foglio1.A2:Foglio1.A12 Foglio1.B1:Foglio1.B1 Foglio1.B2:Foglio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date" office:date-value="2018-03-18">
            <text:p>18/03/18</text:p>
          </table:table-cell>
          <table:table-cell table:style-name="ce5" office:value-type="float" office:value="12.81">
            <text:p>12,81</text:p>
          </table:table-cell>
          <table:table-cell/>
        </table:table-row>
        <table:table-row table:style-name="ro1">
          <table:table-cell office:value-type="date" office:date-value="2018-03-20">
            <text:p>20/03/18</text:p>
          </table:table-cell>
          <table:table-cell table:style-name="ce5" office:value-type="float" office:value="12.76">
            <text:p>12,76</text:p>
          </table:table-cell>
          <table:table-cell/>
        </table:table-row>
        <table:table-row table:style-name="ro1">
          <table:table-cell office:value-type="date" office:date-value="2018-03-22">
            <text:p>22/03/18</text:p>
          </table:table-cell>
          <table:table-cell table:style-name="ce5" office:value-type="float" office:value="12.73">
            <text:p>12,73</text:p>
          </table:table-cell>
          <table:table-cell/>
        </table:table-row>
        <table:table-row table:style-name="ro1">
          <table:table-cell office:value-type="date" office:date-value="2018-03-26">
            <text:p>26/03/18</text:p>
          </table:table-cell>
          <table:table-cell table:style-name="ce5" office:value-type="float" office:value="12.67">
            <text:p>12,67</text:p>
          </table:table-cell>
          <table:table-cell/>
        </table:table-row>
        <table:table-row table:style-name="ro1">
          <table:table-cell office:value-type="date" office:date-value="2018-03-28">
            <text:p>28/03/18</text:p>
          </table:table-cell>
          <table:table-cell table:style-name="ce5" office:value-type="float" office:value="12.65">
            <text:p>12,65</text:p>
          </table:table-cell>
          <table:table-cell/>
        </table:table-row>
        <table:table-row table:style-name="ro1">
          <table:table-cell office:value-type="date" office:date-value="2018-03-30">
            <text:p>30/03/18</text:p>
          </table:table-cell>
          <table:table-cell table:style-name="ce5" office:value-type="float" office:value="12.62">
            <text:p>12,62</text:p>
          </table:table-cell>
          <table:table-cell/>
        </table:table-row>
        <table:table-row table:style-name="ro1">
          <table:table-cell office:value-type="date" office:date-value="2018-04-03">
            <text:p>03/04/18</text:p>
          </table:table-cell>
          <table:table-cell table:style-name="ce5" office:value-type="float" office:value="12.56">
            <text:p>12,56</text:p>
          </table:table-cell>
          <table:table-cell/>
        </table:table-row>
        <table:table-row table:style-name="ro1">
          <table:table-cell office:value-type="date" office:date-value="2018-04-07">
            <text:p>07/04/18</text:p>
          </table:table-cell>
          <table:table-cell table:style-name="ce5" office:value-type="float" office:value="12.5">
            <text:p>12,5</text:p>
          </table:table-cell>
          <table:table-cell/>
        </table:table-row>
        <table:table-row table:style-name="ro1">
          <table:table-cell office:value-type="date" office:date-value="2018-04-10">
            <text:p>10/04/18</text:p>
          </table:table-cell>
          <table:table-cell table:style-name="ce5" office:value-type="float" office:value="12.45">
            <text:p>12,45</text:p>
          </table:table-cell>
          <table:table-cell/>
        </table:table-row>
        <table:table-row table:style-name="ro1">
          <table:table-cell office:value-type="date" office:date-value="2018-04-20">
            <text:p>20/04/18</text:p>
          </table:table-cell>
          <table:table-cell table:style-name="ce5" office:value-type="float" office:value="12.3">
            <text:p>12,3</text:p>
          </table:table-cell>
          <table:table-cell/>
        </table:table-row>
        <table:table-row table:style-name="ro1">
          <table:table-cell office:value-type="date" office:date-value="2018-04-28">
            <text:p>28/04/18</text:p>
          </table:table-cell>
          <table:table-cell table:style-name="ce5" office:value-type="float" office:value="12.18">
            <text:p>12,18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Difference between first and last measurements</text:p>
          </table:table-cell>
          <table:table-cell table:number-columns-repeated="2"/>
        </table:table-row>
        <table:table-row table:style-name="ro1">
          <table:table-cell table:style-name="Default" table:formula="of:=[.A12]-[.A2]" office:value-type="float" office:value="41">
            <text:p>41</text:p>
          </table:table-cell>
          <table:table-cell table:formula="of:=[.B12]-[.B2]" office:value-type="float" office:value="-0.630000000000001">
            <text:p>-0,63</text:p>
          </table:table-cell>
          <table:table-cell/>
        </table:table-row>
        <table:table-row table:style-name="ro2">
          <table:table-cell table:style-name="Default" office:value-type="string">
            <text:p>Trend of discharge:</text:p>
          </table:table-cell>
          <table:table-cell table:number-columns-repeated="2"/>
        </table:table-row>
        <table:table-row table:style-name="ro1">
          <table:table-cell table:style-name="ce3" table:formula="of:=[.B20]/[.A20]" office:value-type="float" office:value="-0.0153658536585366">
            <text:p>-0,015</text:p>
          </table:table-cell>
          <table:table-cell office:value-type="string">
            <text:p>V/day</text:p>
          </table:table-cell>
          <table:table-cell/>
        </table:table-row>
        <table:table-row table:style-name="ro2">
          <table:table-cell table:style-name="ce4" table:formula="of:=SLOPE([.B2:.B12]; [.A2:.A12])" office:value-type="float" office:value="-0.0150517464424321">
            <text:p>-0,015</text:p>
          </table:table-cell>
          <table:table-cell office:value-type="string">
            <text:p>V/day</text:p>
          </table:table-cell>
          <table:table-cell/>
        </table:table-row>
        <table:table-row table:style-name="ro2">
          <table:table-cell table:style-name="Default" office:value-type="string">
            <text:p>(standby conditions!)</text:p>
          </table:table-cell>
          <table:table-cell table:number-columns-repeated="2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28/04/2018</text:date>, <text:time>12.10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2:00:02.72</meta:creation-date>
    <dc:date>2018-04-28T12:10:42.70</dc:date>
    <meta:editing-duration>PT10M19S</meta:editing-duration>
    <meta:editing-cycles>8</meta:editing-cycles>
    <meta:generator>OpenOffice/4.1.5$Win32 OpenOffice.org_project/415m1$Build-9789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line" chart:style-name="ch1">
        <chart:legend chart:legend-position="end" svg:x="12.381cm" svg:y="4.197cm" style:legend-expansion="high" chart:style-name="ch2"/>
        <chart:plot-area chart:style-name="ch3" table:cell-range-address="Foglio1.A1:Foglio1.B12" chart:data-source-has-labels="both" svg:x="0.77cm" svg:y="0.855cm" svg:width="10.971cm" svg:height="7.564cm">
          <chartooo:coordinate-region svg:x="1.682cm" svg:y="1.067cm" svg:width="10.059cm" svg:height="6.679cm"/>
          <chart:axis chart:dimension="x" chart:name="primary-x" chart:style-name="ch4" chartooo:axis-type="auto">
            <chartooo:date-scale/>
            <chart:categories table:cell-range-address="Foglio1.A2:Foglio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12" chart:label-cell-address="Foglio1.B1:Foglio1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Foglio1.B1:Foglio1.B1</svg:desc>
                </draw:g>
              </table:table-cell>
            </table:table-row>
          </table:table-header-rows>
          <table:table-rows>
            <table:table-row>
              <table:table-cell office:value-type="float" office:value="43177">
                <text:p>43180</text:p>
                <draw:g>
                  <svg:desc>Foglio1.A2:Foglio1.A12</svg:desc>
                </draw:g>
              </table:table-cell>
              <table:table-cell office:value-type="float" office:value="12.81">
                <text:p>12.81</text:p>
                <draw:g>
                  <svg:desc>Foglio1.B2:Foglio1.B12</svg:desc>
                </draw:g>
              </table:table-cell>
            </table:table-row>
            <table:table-row>
              <table:table-cell office:value-type="float" office:value="43179">
                <text:p>4318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43181">
                <text:p>43180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float" office:value="43185">
                <text:p>43190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float" office:value="43187">
                <text:p>4319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43189">
                <text:p>4319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43193">
                <text:p>43190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43197">
                <text:p>432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3218">
                <text:p>43220</text:p>
              </table:table-cell>
              <table:table-cell office:value-type="float" office:value="12.18">
                <text:p>12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